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Impl.doneMerge( Versio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isNodeType( String node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setProperty( String name , String value ,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hasPendingChan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restore( Version version , String relPath , boolean removeExist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deImpl.check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mpl.resolveMergeConflict( Version version , boolean don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odeImpl.getPrimary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getProperties( String nam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mpl.accept( Item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check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Impl.getProperty( String rel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Impl.hasProperty( String rel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checkIsLoc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mpl.getQPath( Path relativ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mpl.un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mpl.getUU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mpl.lock( boolean isDeep , boolean isSessionSco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mpl.getNod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VersionHis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addNode( String re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MixinNode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mpl.getPrimaryIte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Impl.getReorderPath( String relative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Impl.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isNodeType( Name q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Impl.setProperty( String name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setProperty( String name , Calenda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restore( String versionName , boolean removeExi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mpl.getBas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setProperty( String name ,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setProperty( String name , String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checkSessionHasPending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createProperty( Name qName , Value [ ] values , int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odeImpl.restore( Version version , boolean removeExis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setProperty( String name , Value [ ]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mpl.hasNode( String rel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mpl.NodeImpl( SessionImpl session , NodeState state , ItemLifeCycleListener [ ] listen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mpl.isChecked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getQName( String jc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mpl.getQ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mpl.restoreByLabel( String versionLabel , boolean removeExis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mpl.get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createProperty( Name qName , int type , QPropertyDefinition def , QValue [ ] qv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mpl.getNod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resolveRelativePropertyPath( String rel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odeImpl.setProperty( String name , Value value , int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Impl.getRemainingENT( List remainingMixi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mpl.cancelMerge( Versio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mpl.restore( NodeImpl targetNode , Path relQPath , Version version , boolean removeExist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odeImpl.has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getApplicablePropertyDefinition( Name propertyName , int type , boolean multiValu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has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setProperty( String name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get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Impl.addNode( String relPath , String primaryNodeTyp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odeImpl.checkHasPendingChan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mpl.addMixin( String mixi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Impl.checkIsVersion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mpl.createNode( Name nodeName , Name node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Impl.setProperty( String 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hasProperty( 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removeMixin( String mixin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NodeImpl.getNodes( String name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mpl.canAddMixin( String mixin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odeImpl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mpl.setProperty( String name , Value [ ] values , int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Impl.setProperty( String name , Nod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Impl.getQPath( String relative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Impl.canAddMixin( Name mixin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odeImpl.holdsLoc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mpl.getMixinTyp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odeImpl.getProperty( Name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Impl.createProperty( Name qName , Value value , in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Impl.getNode( String rel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Impl.get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Impl.checkIsLock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mpl.orderBefore( String srcChildRelPath , String destChildRel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odeImpl.merge( String srcWorkspace , boolean bestEff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Impl.setProperty( String name , String [ ] values ,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Impl.setProperty( String name , InputStream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resolveRelativeNodePath( String rel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odeImpl.getCorrespondingNodePath( String workspace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NodeImpl.i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mpl.setProperty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mpl.update( String srcWorkspa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Impl.getNo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